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field:fieldmark text:name="__Fieldmark__6_1887747674" field:type="vnd.oasis.opendocument.field.FORMCHECKBOX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2</meta:editing-cycles>
    <meta:editing-duration>PT8M53S</meta:editing-duration>
    <meta:generator>LibreOffice/5.2.3.3$Windows_X86_64 LibreOffice_project/d54a8868f08a7b39642414cf2c8ef2f228f780cf</meta:generator>
    <dc:date>2016-11-19T15:02:58.446000000</dc:date>
    <meta:document-statistic meta:table-count="0" meta:image-count="0" meta:object-count="0" meta:page-count="1" meta:paragraph-count="1" meta:word-count="1" meta:character-count="1" meta:non-whitespace-character-count="1"/>
  </office:meta>
</office:document-meta>
</file>